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n>0</mn>
      <mrow>
        <mi/>
        <mover>
          <mo stretchy="false">=</mo>
          <mtext>!</mtext>
        </mover>
        <mi/>
      </mrow>
      <msub>
        <mfenced open="[" close="]">
          <mrow>
            <mrow>
              <mo stretchy="false">(</mo>
              <mrow>
                <mi>l</mi>
                <mrow>
                  <mi/>
                  <mo stretchy="false">+</mo>
                  <mi/>
                </mrow>
                <mn>1</mn>
              </mrow>
              <mo stretchy="false">)</mo>
            </mrow>
            <mi/>
            <msub>
              <mi>j</mi>
              <mi>l</mi>
            </msub>
            <mrow>
              <mo stretchy="false">(</mo>
              <mrow>
                <msub>
                  <mi>k</mi>
                  <mn>0</mn>
                </msub>
                <mi>a</mi>
              </mrow>
              <mo stretchy="false">)</mo>
            </mrow>
            <mrow>
              <mi/>
              <mo stretchy="false">+</mo>
              <mi/>
            </mrow>
            <msub>
              <mi>k</mi>
              <mn>0</mn>
            </msub>
            <mi>a</mi>
            <mi/>
            <mi>j</mi>
            <msub>
              <mi>'</mi>
              <mi>l</mi>
            </msub>
            <mrow>
              <mo stretchy="false">(</mo>
              <mrow>
                <msub>
                  <mi>k</mi>
                  <mn>0</mn>
                </msub>
                <mi>a</mi>
              </mrow>
              <mo stretchy="false">)</mo>
            </mrow>
          </mrow>
        </mfenced>
        <mrow>
          <mi>E</mi>
          <mrow>
            <mi/>
            <mo stretchy="false">=</mo>
            <mi/>
          </mrow>
          <msub>
            <mi>E</mi>
            <mtext>R</mtext>
          </msub>
        </mrow>
      </msub>
    </mrow>
    <annotation encoding="StarMath 5.0">0 ~= csup "!"~ left [ 
 (l ~+~ 1) ` j _l (k _0 a) ~+~ k _0 a ` j' _l (k _0 a) 
right ] _{E `=` E _"R"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1:57:34.329000000</meta:creation-date>
    <meta:generator>LibreOffice/4.1.4.2$Windows_x86 LibreOffice_project/0a0440ccc0227ad9829de5f46be37cfb6edcf72</meta:generator>
  </office:meta>
</office:document-meta>
</file>